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bie Robot Syste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Underground Robot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Break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B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44937" table:style-name="ce2">
            <text:p>1001144937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Hernandez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6094" table:style-name="ce2">
            <text:p>1001176094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Warren Smit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W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3">
            <text:p>0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2" table:formula="of:=[.C24]-[.D23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3]" table:style-name="ce13">
            <text:p>0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2" table:formula="of:=[.C25]-[.D24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4]" table:style-name="ce13">
            <text:p>0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32" table:formula="of:=[.C26]-[.D25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5]" table:style-name="ce13">
            <text:p>0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2" table:formula="of:=[.C27]-[.D26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6]" table:style-name="ce13">
            <text:p>0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32" table:formula="of:=[.C28]-[.D27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7]" table:style-name="ce13">
            <text:p>0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2.47916666666667in" svg:y="5.26041666666667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NS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table:style-name="ce20"/>
          <table:table-cell office:value-type="float" office:value="2" table:style-name="ce1">
            <text:p>2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3" table:style-name="ce1">
            <text:p>3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4" table:style-name="ce1">
            <text:p>4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5" table:style-name="ce1">
            <text:p>5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6" table:style-name="ce1">
            <text:p>6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7" table:style-name="ce1">
            <text:p>7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table:style-name="ce20"/>
          <table:table-cell office:value-type="float" office:value="8" table:style-name="ce1">
            <text:p>8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9" table:style-name="ce1">
            <text:p>9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0" table:style-name="ce1">
            <text:p>10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1" table:style-name="ce1">
            <text:p>11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4" table:style-name="ce1">
            <text:p>14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5" table:style-name="ce1">
            <text:p>15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16" table:style-name="ce1">
            <text:p>16</text:p>
          </table:table-cell>
          <table:table-cell office:value-type="string" table:style-name="ce13">
            <text:p>NS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34"/>
          <table:table-cell office:value-type="float" office:value="20" table:style-name="ce1">
            <text:p>20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41"/>
          <table:table-cell office:value-type="float" office:value="23" table:style-name="ce1">
            <text:p>23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3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2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2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Create_cataloge_of_robot_models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0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0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0" table:formula="of:=COUNT([.$F$16:.$F$145])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0" table:formula="of:=[.B6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0" table:formula="of:=[.B7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0" table:formula="of:=[.B8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0" table:formula="of:=[.B9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0" table:formula="of:=[.B10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Create Robot part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Test robot parts code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llow for new robot models to be created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 code for adding new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Create cataloge of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the cataloge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Add a new customer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adding new customer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dd a new sales associate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s adding a sales associate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number-rows-repeated="10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Andrew Hernandez</dc:creator>
    <meta:creation-date>2016-03-21T22:16:37Z</meta:creation-date>
    <dc:date>2017-03-25T23:15:21Z</dc:date>
    <meta:editing-cycles>52</meta:editing-cycles>
    <meta:editing-duration>PT587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Create_cataloge_of_robot_models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